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558ba" officeooo:paragraph-rsid="001558ba" style:font-size-asian="12.25pt" style:font-size-complex="14pt"/>
    </style:style>
    <style:style style:name="P2" style:family="paragraph" style:parent-style-name="Standard">
      <style:paragraph-properties fo:line-height="150%" fo:text-align="start" style:justify-single-word="false"/>
      <style:text-properties fo:font-size="14pt" officeooo:rsid="001558ba" officeooo:paragraph-rsid="001558ba" style:font-size-asian="12.25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officeooo:rsid="001558ba" officeooo:paragraph-rsid="001558ba" style:font-size-asian="12.25pt" style:font-size-complex="14pt"/>
    </style:style>
    <style:style style:name="T1" style:family="text">
      <style:text-properties fo:language="ru" fo:country="RU" officeooo:rsid="0015ebea"/>
    </style:style>
    <style:style style:name="T2" style:family="text">
      <style:text-properties officeooo:rsid="0016a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И НАУКИ РОССИЙСКОЙ ФЕДЕРАЦИИ</text:p>
      <text:p text:style-name="P1">ФЕДЕРАЛЬНОЕ АГЕНСТВО ПО ОБРАЗОВАНИЮ</text:p>
      <text:p text:style-name="P1"/>
      <text:p text:style-name="P1">АРЗАМАССКИЙ ПОЛИТЕХНИЧЕСКИЙ ИНСТИТУТ (ФИЛИАЛ) НИЖЕГОРОДСКОГО ГОСУДАРСТВЕННОГОТЕХНИЧЕСКОГО УНИВЕРСИТЕТА им. Р.Е. Алексеева</text:p>
      <text:p text:style-name="P1"/>
      <text:p text:style-name="P1"/>
      <text:p text:style-name="P2">Факультет ИЭП<text:tab/><text:tab/><text:tab/>КР-АПИ(<text:span text:style-name="T1">Ф</text:span>)НГТУ-210200.65-(АВР09-1)-0<text:span text:style-name="T2">8</text:span>-13</text:p>
      <text:p text:style-name="P2">Кафедра КиТ РЭС</text:p>
      <text:p text:style-name="P2"/>
      <text:p text:style-name="P2"/>
      <text:p text:style-name="P1">ПОЯСНИТЕЛЬНАЯ ЗАПИСКА</text:p>
      <text:p text:style-name="P1">к курсовой работе по проектированию устройств СВЧ</text:p>
      <text:p text:style-name="P1"/>
      <text:p text:style-name="P1">Тема: <text:span text:style-name="T2">Разработка конструкции микросборки пробника для «прозвонки» монтажа</text:span></text:p>
      <text:p text:style-name="P1"/>
      <text:p text:style-name="P1"/>
      <text:p text:style-name="P1"/>
      <text:p text:style-name="P1"/>
      <text:p text:style-name="P1"/>
      <text:p text:style-name="P1"/>
      <text:p text:style-name="P3">Выполнил:</text:p>
      <text:p text:style-name="P3">студент группы АВР09-1</text:p>
      <text:p text:style-name="P3">Муртазина Е.В.</text:p>
      <text:p text:style-name="P3">Проверил:</text:p>
      <text:p text:style-name="P3"><text:span text:style-name="T2">Шурыгин</text:span> <text:span text:style-name="T2">Б</text:span>.<text:span text:style-name="T2">Д</text:span>.</text:p>
      <text:p text:style-name="P3"/>
      <text:p text:style-name="P1">Арзамас 2013 г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4:53:57.911000000</meta:creation-date>
    <dc:date>2013-12-16T23:30:11.528000000</dc:date>
    <meta:editing-duration>P0D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4" meta:word-count="55" meta:character-count="502" meta:non-whitespace-character-count="459"/>
  </office:meta>
</office:document-meta>
</file>